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ff3333" draw:fill="solid" draw:fill-color="#ff6600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12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draw:stroke="solid" svg:stroke-width="0.018cm" svg:stroke-color="#0000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9cm" fo:min-width="0cm"/>
    </style:style>
    <style:style style:name="pr1" style:family="presentation" style:parent-style-name="Predefinito-title">
      <style:graphic-properties fo:min-height="1.763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rect draw:style-name="gr1" draw:text-style-name="P1" draw:layer="layout" svg:width="16cm" svg:height="1cm" svg:x="5.8cm" svg:y="10.4cm">
          <text:p text:style-name="P1">Tape TM<text:span text:style-name="T1">1</text:span></text:p>
        </draw:rect>
        <draw:rect draw:style-name="gr1" draw:text-style-name="P1" draw:layer="layout" svg:width="16cm" svg:height="1cm" svg:x="5.6cm" svg:y="17.4cm">
          <text:p text:style-name="P1">Tape TM<text:span text:style-name="T1">2</text:span></text:p>
        </draw:rect>
        <draw:rect draw:style-name="gr1" draw:text-style-name="P1" draw:layer="layout" svg:width="4cm" svg:height="3.6cm" svg:x="5.8cm" svg:y="12.6cm">
          <text:p text:style-name="P1">TM<text:span text:style-name="T1">1</text:span></text:p>
        </draw:rect>
        <draw:rect draw:style-name="gr1" draw:text-style-name="P1" draw:layer="layout" svg:width="4cm" svg:height="3.6cm" svg:x="17.6cm" svg:y="12.6cm">
          <text:p text:style-name="P1">TM<text:span text:style-name="T1">2</text:span></text:p>
        </draw:rect>
        <draw:rect draw:style-name="gr2" draw:text-style-name="P2" draw:layer="layout" svg:width="3.6cm" svg:height="0.8cm" svg:x="6cm" svg:y="15cm">
          <text:p text:style-name="P1"><text:span text:style-name="T2">quintuples</text:span></text:p>
        </draw:rect>
        <draw:rect draw:style-name="gr2" draw:text-style-name="P2" draw:layer="layout" svg:width="3.6cm" svg:height="0.8cm" svg:x="17.8cm" svg:y="13cm">
          <text:p text:style-name="P1"><text:span text:style-name="T2">quintuples</text:span></text:p>
        </draw:rect>
        <draw:line draw:style-name="gr3" draw:text-style-name="P1" draw:layer="layout" svg:x1="7.8cm" svg:y1="17.4cm" svg:x2="7.8cm" svg:y2="15.8cm">
          <text:p/>
        </draw:line>
        <draw:line draw:style-name="gr3" draw:text-style-name="P1" draw:layer="layout" svg:x1="19.6cm" svg:y1="11.4cm" svg:x2="19.6cm" svg:y2="13cm">
          <text:p/>
        </draw:line>
        <draw:rect draw:style-name="gr1" draw:text-style-name="P1" draw:layer="layout" svg:width="1cm" svg:height="1cm" svg:x="7.2cm" svg:y="10.4cm">
          <text:p text:style-name="P1">1</text:p>
        </draw:rect>
        <draw:rect draw:style-name="gr1" draw:text-style-name="P1" draw:layer="layout" svg:width="1cm" svg:height="1cm" svg:x="19.2cm" svg:y="17.4cm">
          <text:p text:style-name="P1">1</text:p>
        </draw:rect>
        <draw:frame presentation:style-name="pr1" draw:text-style-name="P3" draw:layer="layout" svg:width="25.199cm" svg:height="1.763cm" svg:x="1.4cm" svg:y="0.837cm" presentation:class="title" presentation:user-transformed="true">
          <draw:text-box>
            <text:p><text:span text:style-name="T3">Connected TM</text:span></text:p>
          </draw:text-box>
        </draw:frame>
        <draw:rect draw:style-name="gr1" draw:text-style-name="P1" draw:layer="layout" svg:width="4cm" svg:height="3.6cm" svg:x="17.6cm" svg:y="5.4cm">
          <text:p text:style-name="P1">Injection</text:p>
        </draw:rect>
        <draw:line draw:style-name="gr3" draw:text-style-name="P1" draw:layer="layout" svg:x1="19.6cm" svg:y1="8.8cm" svg:x2="19.6cm" svg:y2="10.4cm">
          <text:p/>
        </draw:line>
        <draw:rect draw:style-name="gr2" draw:text-style-name="P2" draw:layer="layout" svg:width="3.6cm" svg:height="0.8cm" svg:x="17.8cm" svg:y="8cm">
          <text:p text:style-name="P1"><text:span text:style-name="T2">quintuples</text:span></text:p>
        </draw:rect>
        <draw:rect draw:style-name="gr1" draw:text-style-name="P1" draw:layer="layout" svg:width="1cm" svg:height="1cm" svg:x="6.2cm" svg:y="10.4cm">
          <text:p text:style-name="P1">0</text:p>
        </draw:rect>
        <draw:rect draw:style-name="gr1" draw:text-style-name="P1" draw:layer="layout" svg:width="1cm" svg:height="1cm" svg:x="8.2cm" svg:y="10.4cm">
          <text:p text:style-name="P1">1</text:p>
        </draw:rect>
        <draw:rect draw:style-name="gr1" draw:text-style-name="P1" draw:layer="layout" svg:width="1cm" svg:height="1cm" svg:x="20.2cm" svg:y="17.4cm">
          <text:p text:style-name="P1">1</text:p>
        </draw:rect>
        <draw:rect draw:style-name="gr1" draw:text-style-name="P1" draw:layer="layout" svg:width="1cm" svg:height="1cm" svg:x="18.2cm" svg:y="17.4cm">
          <text:p text:style-name="P1">1</text:p>
        </draw:rect>
        <draw:custom-shape draw:style-name="gr4" draw:text-style-name="P1" draw:layer="layout" svg:width="2.4cm" svg:height="2.2cm" svg:x="12.4cm" svg:y="13cm">
          <text:p/>
          <draw:enhanced-geometry svg:viewBox="0 0 21600 21600" draw:text-areas="0 0 21600 21600" draw:type="circular-arrow" draw:modifiers="180 47.3585726156471 5850.017531036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" draw:text-style-name="P1" draw:layer="layout" svg:x1="7.8cm" svg:y1="12.01cm" svg:x2="7.8cm" svg:y2="11.4cm">
          <text:p/>
        </draw:line>
        <draw:line draw:style-name="gr3" draw:text-style-name="P1" draw:layer="layout" svg:x1="7.8cm" svg:y1="11.8cm" svg:x2="7.8cm" svg:y2="12.6cm">
          <text:p/>
        </draw:line>
        <draw:line draw:style-name="gr3" draw:text-style-name="P1" draw:layer="layout" svg:x1="19.6cm" svg:y1="16.81cm" svg:x2="19.6cm" svg:y2="16.2cm">
          <text:p/>
        </draw:line>
        <draw:line draw:style-name="gr3" draw:text-style-name="P1" draw:layer="layout" svg:x1="19.6cm" svg:y1="16.6cm" svg:x2="19.6cm" svg:y2="17.4cm">
          <text:p/>
        </draw:line>
        <draw:frame draw:style-name="gr5" draw:text-style-name="P4" draw:layer="layout" svg:width="1.344cm" svg:height="0.725cm" svg:x="8cm" svg:y="11.675cm">
          <draw:text-box>
            <text:p><text:span text:style-name="T2">R/W</text:span></text:p>
          </draw:text-box>
        </draw:frame>
        <draw:frame draw:style-name="gr5" draw:text-style-name="P4" draw:layer="layout" svg:width="1.344cm" svg:height="0.725cm" svg:x="18.056cm" svg:y="16.475cm">
          <draw:text-box>
            <text:p><text:span text:style-name="T2">R/W</text:span></text:p>
          </draw:text-box>
        </draw:frame>
        <draw:frame draw:style-name="gr6" draw:text-style-name="P4" draw:layer="layout" svg:width="0.807cm" svg:height="0.725cm" svg:x="7.8cm" svg:y="16.475cm">
          <draw:text-box>
            <text:p><text:span text:style-name="T2">R</text:span></text:p>
          </draw:text-box>
        </draw:frame>
        <draw:frame draw:style-name="gr6" draw:text-style-name="P4" draw:layer="layout" svg:width="0.807cm" svg:height="0.725cm" svg:x="18.793cm" svg:y="11.6cm">
          <draw:text-box>
            <text:p><text:span text:style-name="T2">R</text:span></text:p>
          </draw:text-box>
        </draw:frame>
        <draw:frame draw:style-name="gr6" draw:text-style-name="P4" draw:layer="layout" svg:width="0.807cm" svg:height="0.725cm" svg:x="18.653cm" svg:y="9.227cm">
          <draw:text-box>
            <text:p><text:span text:style-name="T2">W</text:span></text:p>
          </draw:text-box>
        </draw:frame>
        <draw:custom-shape draw:style-name="gr7" draw:text-style-name="P2" draw:layer="layout" svg:width="1.2cm" svg:height="3cm" draw:transform="rotate (-1.57079632679579) translate (15.2cm 8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8cm" svg:height="0.725cm" svg:x="12.8cm" svg:y="8.8cm">
          <draw:text-box>
            <text:p text:style-name="P1"><text:span text:style-name="T2">inputs</text:span></text:p>
          </draw:text-box>
        </draw:frame>
        <draw:custom-shape draw:style-name="gr7" draw:text-style-name="P2" draw:layer="layout" svg:width="1.2cm" svg:height="3cm" draw:transform="rotate (1.5707963267946) translate (12.2cm 20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8cm" svg:height="0.725cm" svg:x="12.8cm" svg:y="19.274cm">
          <draw:text-box>
            <text:p text:style-name="P1"><text:span text:style-name="T2">inputs</text:span></text:p>
          </draw:text-box>
        </draw:frame>
        <draw:frame draw:style-name="gr9" draw:layer="layout" svg:width="1.912cm" svg:height="0.963cm" svg:x="25.8cm" svg:y="19.8cm">
          <draw:text-box>
            <text:p>Fig.1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draw:rect draw:style-name="gr1" draw:text-style-name="P1" draw:layer="layout" svg:width="4cm" svg:height="3.6cm" svg:x="6cm" svg:y="10cm">
          <text:p text:style-name="P1">TM<text:span text:style-name="T1">1</text:span></text:p>
        </draw:rect>
        <draw:rect draw:style-name="gr1" draw:text-style-name="P1" draw:layer="layout" svg:width="4cm" svg:height="3.6cm" svg:x="18.2cm" svg:y="10cm">
          <text:p text:style-name="P1">TM<text:span text:style-name="T1">2</text:span></text:p>
        </draw:rect>
        <draw:rect draw:style-name="gr2" draw:text-style-name="P5" xml:id="id2" draw:id="id2" draw:layer="layout" svg:width="3.8cm" svg:height="2.4cm" svg:x="12.2cm" svg:y="10.6cm">
          <text:p text:style-name="P1"><text:span text:style-name="T4">quintuples</text:span></text:p>
        </draw:rect>
        <draw:rect draw:style-name="gr1" draw:text-style-name="P1" draw:layer="layout" svg:width="16cm" svg:height="1cm" svg:x="5.6cm" svg:y="4.4cm">
          <text:p text:style-name="P1">Tape TM<text:span text:style-name="T1">1</text:span></text:p>
        </draw:rect>
        <draw:rect draw:style-name="gr1" draw:text-style-name="P1" draw:layer="layout" svg:width="1cm" svg:height="1cm" svg:x="7.4cm" svg:y="4.4cm">
          <text:p text:style-name="P1">1</text:p>
        </draw:rect>
        <draw:rect draw:style-name="gr1" draw:text-style-name="P1" draw:layer="layout" svg:width="1cm" svg:height="1cm" svg:x="6.4cm" svg:y="4.4cm">
          <text:p text:style-name="P1">0</text:p>
        </draw:rect>
        <draw:rect draw:style-name="gr1" draw:text-style-name="P1" draw:layer="layout" svg:width="1cm" svg:height="1cm" svg:x="8.4cm" svg:y="4.4cm">
          <text:p text:style-name="P1">1</text:p>
        </draw:rect>
        <draw:rect draw:style-name="gr1" draw:text-style-name="P1" draw:layer="layout" svg:width="4cm" svg:height="3.6cm" svg:x="22.4cm" svg:y="2cm">
          <text:p text:style-name="P1">Injection</text:p>
        </draw:rect>
        <draw:line draw:style-name="gr3" draw:text-style-name="P1" draw:layer="layout" svg:x1="24.4cm" svg:y1="5.4cm" svg:x2="24.4cm" svg:y2="7cm">
          <text:p/>
        </draw:line>
        <draw:rect draw:style-name="gr2" draw:text-style-name="P2" xml:id="id1" draw:id="id1" draw:layer="layout" svg:width="3.6cm" svg:height="0.8cm" svg:x="22.6cm" svg:y="4.6cm">
          <text:p text:style-name="P1"><text:span text:style-name="T2">quintuples</text:span></text:p>
        </draw:rect>
        <draw:frame draw:style-name="gr6" draw:text-style-name="P4" draw:layer="layout" svg:width="0.807cm" svg:height="0.725cm" svg:x="23.453cm" svg:y="5.827cm">
          <draw:text-box>
            <text:p><text:span text:style-name="T2">W</text:span></text:p>
          </draw:text-box>
        </draw:frame>
        <draw:rect draw:style-name="gr1" draw:text-style-name="P1" draw:layer="layout" svg:width="16cm" svg:height="1cm" svg:x="5.6cm" svg:y="17.4cm">
          <text:p text:style-name="P1">Tape TM<text:span text:style-name="T1">2</text:span></text:p>
        </draw:rect>
        <draw:rect draw:style-name="gr1" draw:text-style-name="P1" draw:layer="layout" svg:width="1cm" svg:height="1cm" svg:x="18.8cm" svg:y="17.4cm">
          <text:p text:style-name="P1">1</text:p>
        </draw:rect>
        <draw:rect draw:style-name="gr1" draw:text-style-name="P1" draw:layer="layout" svg:width="1cm" svg:height="1cm" svg:x="19.8cm" svg:y="17.4cm">
          <text:p text:style-name="P1">1</text:p>
        </draw:rect>
        <draw:rect draw:style-name="gr1" draw:text-style-name="P1" draw:layer="layout" svg:width="1cm" svg:height="1cm" svg:x="17.8cm" svg:y="17.4cm">
          <text:p text:style-name="P1">1</text:p>
        </draw:rect>
        <draw:connector draw:style-name="gr3" draw:text-style-name="P1" draw:layer="layout" svg:x1="24.4cm" svg:y1="5.4cm" svg:x2="14.1cm" svg:y2="10.6cm" draw:start-shape="id1" draw:start-glue-point="2" draw:end-shape="id2" draw:end-glue-point="0" svg:d="M24400 5400v2600h-10300v2600">
          <text:p/>
        </draw:connector>
        <draw:line draw:style-name="gr3" draw:text-style-name="P1" draw:layer="layout" svg:x1="16.001cm" svg:y1="11.2cm" svg:x2="18.2cm" svg:y2="11.2cm">
          <text:p/>
        </draw:line>
        <draw:line draw:style-name="gr3" draw:text-style-name="P1" draw:layer="layout" svg:x1="20.2cm" svg:y1="15.452cm" svg:x2="20.2cm" svg:y2="17.352cm">
          <text:p/>
        </draw:line>
        <draw:line draw:style-name="gr3" draw:text-style-name="P1" draw:layer="layout" svg:x1="20.2cm" svg:y1="15.6cm" svg:x2="20.2cm" svg:y2="13.6cm">
          <text:p/>
        </draw:line>
        <draw:line draw:style-name="gr11" draw:text-style-name="P1" draw:layer="layout" svg:x1="10cm" svg:y1="12.6cm" svg:x2="12.2cm" svg:y2="12.6cm">
          <text:p/>
        </draw:line>
        <draw:line draw:style-name="gr3" draw:text-style-name="P1" draw:layer="layout" svg:x1="8cm" svg:y1="7.6cm" svg:x2="8cm" svg:y2="5.4cm">
          <text:p/>
        </draw:line>
        <draw:line draw:style-name="gr3" draw:text-style-name="P1" draw:layer="layout" svg:x1="8cm" svg:y1="7.6cm" svg:x2="8cm" svg:y2="10cm">
          <text:p/>
        </draw:line>
        <draw:line draw:style-name="gr3" draw:text-style-name="P1" draw:layer="layout" svg:x1="12.2cm" svg:y1="11.2cm" svg:x2="10cm" svg:y2="11.2cm">
          <text:p/>
        </draw:line>
        <draw:frame draw:style-name="gr5" draw:text-style-name="P4" draw:layer="layout" svg:width="1.344cm" svg:height="0.725cm" svg:x="8.056cm" svg:y="7.275cm">
          <draw:text-box>
            <text:p><text:span text:style-name="T2">R/W</text:span></text:p>
          </draw:text-box>
        </draw:frame>
        <draw:frame draw:style-name="gr6" draw:text-style-name="P4" draw:layer="layout" svg:width="1.344cm" svg:height="0.725cm" svg:x="18.8cm" svg:y="15.2cm">
          <draw:text-box>
            <text:p><text:span text:style-name="T2">R/W</text:span></text:p>
          </draw:text-box>
        </draw:frame>
        <draw:line draw:style-name="gr11" draw:text-style-name="P1" draw:layer="layout" svg:x1="18.201cm" svg:y1="12.505cm" svg:x2="16.001cm" svg:y2="12.505cm">
          <text:p/>
        </draw:line>
        <draw:frame draw:style-name="gr6" draw:text-style-name="P4" draw:layer="layout" svg:width="0.807cm" svg:height="0.725cm" svg:x="16.793cm" svg:y="12.475cm">
          <draw:text-box>
            <text:p><text:span text:style-name="T2">W</text:span></text:p>
          </draw:text-box>
        </draw:frame>
        <draw:frame draw:style-name="gr6" draw:text-style-name="P4" draw:layer="layout" svg:width="0.807cm" svg:height="0.725cm" svg:x="10.6cm" svg:y="12.675cm">
          <draw:text-box>
            <text:p><text:span text:style-name="T2">W</text:span></text:p>
          </draw:text-box>
        </draw:frame>
        <draw:frame draw:style-name="gr6" draw:text-style-name="P4" draw:layer="layout" svg:width="0.807cm" svg:height="0.725cm" svg:x="16.793cm" svg:y="10.4cm">
          <draw:text-box>
            <text:p><text:span text:style-name="T2">R</text:span></text:p>
          </draw:text-box>
        </draw:frame>
        <draw:frame draw:style-name="gr6" draw:text-style-name="P4" draw:layer="layout" svg:width="0.807cm" svg:height="0.725cm" svg:x="10.793cm" svg:y="10.475cm">
          <draw:text-box>
            <text:p><text:span text:style-name="T2">R</text:span></text:p>
          </draw:text-box>
        </draw:frame>
        <draw:custom-shape draw:style-name="gr4" draw:text-style-name="P1" draw:layer="layout" svg:width="1cm" svg:height="1cm" svg:x="10.6cm" svg:y="11.4cm">
          <text:p/>
          <draw:enhanced-geometry svg:viewBox="0 0 21600 21600" draw:mirror-horizontal="false" draw:mirror-vertical="false" draw:text-areas="0 0 21600 21600" draw:type="circular-arrow" draw:modifiers="180 47.3585726156471 5850.017531036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1cm" svg:height="1cm" svg:x="16.6cm" svg:y="11.4cm">
          <text:p/>
          <draw:enhanced-geometry svg:viewBox="0 0 21600 21600" draw:text-areas="0 0 21600 21600" draw:type="circular-arrow" draw:modifiers="180 47.3585726156471 5850.017531036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" draw:text-style-name="P3" draw:layer="layout" svg:width="25.199cm" svg:height="1.763cm" svg:x="1.401cm" svg:y="0.838cm" presentation:class="title" presentation:user-transformed="true">
          <draw:text-box>
            <text:p><text:span text:style-name="T3">Connected TM</text:span></text:p>
          </draw:text-box>
        </draw:frame>
        <draw:custom-shape draw:style-name="gr7" draw:text-style-name="P2" draw:layer="layout" svg:width="1.2cm" svg:height="3cm" draw:transform="rotate (-1.57079632679579) translate (15.4cm 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8cm" svg:height="0.725cm" svg:x="13cm" svg:y="3cm">
          <draw:text-box>
            <text:p text:style-name="P1"><text:span text:style-name="T2">inputs</text:span></text:p>
          </draw:text-box>
        </draw:frame>
        <draw:custom-shape draw:style-name="gr7" draw:text-style-name="P2" draw:layer="layout" svg:width="1.2cm" svg:height="3cm" draw:transform="rotate (1.5707963267946) translate (12.4cm 19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8cm" svg:height="0.725cm" svg:x="13cm" svg:y="19.074cm">
          <draw:text-box>
            <text:p text:style-name="P1"><text:span text:style-name="T2">inputs</text:span></text:p>
          </draw:text-box>
        </draw:frame>
        <draw:frame draw:style-name="gr9" draw:layer="layout" svg:width="1.912cm" svg:height="0.963cm" svg:x="25.8cm" svg:y="19.801cm">
          <draw:text-box>
            <text:p>Fig.2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draw:rect draw:style-name="gr1" draw:text-style-name="P1" draw:layer="layout" svg:width="4cm" svg:height="3.6cm" svg:x="6.001cm" svg:y="10.001cm">
          <text:p text:style-name="P1">TM<text:span text:style-name="T1">1</text:span></text:p>
        </draw:rect>
        <draw:rect draw:style-name="gr1" draw:text-style-name="P1" draw:layer="layout" svg:width="4cm" svg:height="3.6cm" svg:x="18.201cm" svg:y="10.001cm">
          <text:p text:style-name="P1">TM<text:span text:style-name="T1">2</text:span></text:p>
        </draw:rect>
        <draw:rect draw:style-name="gr1" draw:text-style-name="P1" draw:layer="layout" svg:width="16cm" svg:height="1cm" svg:x="5.601cm" svg:y="4.401cm">
          <text:p text:style-name="P1">Tape TM<text:span text:style-name="T1">1</text:span></text:p>
        </draw:rect>
        <draw:rect draw:style-name="gr1" draw:text-style-name="P1" draw:layer="layout" svg:width="1cm" svg:height="1cm" svg:x="7.401cm" svg:y="4.401cm">
          <text:p text:style-name="P1">1</text:p>
        </draw:rect>
        <draw:rect draw:style-name="gr1" draw:text-style-name="P1" draw:layer="layout" svg:width="1cm" svg:height="1cm" svg:x="6.401cm" svg:y="4.401cm">
          <text:p text:style-name="P1">0</text:p>
        </draw:rect>
        <draw:rect draw:style-name="gr1" draw:text-style-name="P1" draw:layer="layout" svg:width="1cm" svg:height="1cm" svg:x="8.401cm" svg:y="4.401cm">
          <text:p text:style-name="P1">1</text:p>
        </draw:rect>
        <draw:rect draw:style-name="gr1" draw:text-style-name="P1" draw:layer="layout" svg:width="4cm" svg:height="3.6cm" svg:x="22.401cm" svg:y="2.001cm">
          <text:p text:style-name="P1">Injection</text:p>
        </draw:rect>
        <draw:line draw:style-name="gr3" draw:text-style-name="P1" draw:layer="layout" svg:x1="24.401cm" svg:y1="5.401cm" svg:x2="24.401cm" svg:y2="7.001cm">
          <text:p/>
        </draw:line>
        <draw:rect draw:style-name="gr2" draw:text-style-name="P2" xml:id="id3" draw:id="id3" draw:layer="layout" svg:width="3.6cm" svg:height="0.8cm" svg:x="22.601cm" svg:y="4.601cm">
          <text:p text:style-name="P1"><text:span text:style-name="T2">quintuples</text:span></text:p>
        </draw:rect>
        <draw:frame draw:style-name="gr6" draw:text-style-name="P4" draw:layer="layout" svg:width="0.807cm" svg:height="0.725cm" svg:x="23.454cm" svg:y="5.828cm">
          <draw:text-box>
            <text:p><text:span text:style-name="T2">W</text:span></text:p>
          </draw:text-box>
        </draw:frame>
        <draw:rect draw:style-name="gr1" draw:text-style-name="P1" draw:layer="layout" svg:width="16cm" svg:height="1cm" svg:x="5.601cm" svg:y="17.401cm">
          <text:p text:style-name="P1">Tape TM<text:span text:style-name="T1">2</text:span></text:p>
        </draw:rect>
        <draw:rect draw:style-name="gr1" draw:text-style-name="P1" draw:layer="layout" svg:width="1cm" svg:height="1cm" svg:x="18.801cm" svg:y="17.401cm">
          <text:p text:style-name="P1">1</text:p>
        </draw:rect>
        <draw:rect draw:style-name="gr1" draw:text-style-name="P1" draw:layer="layout" svg:width="1cm" svg:height="1cm" svg:x="19.801cm" svg:y="17.401cm">
          <text:p text:style-name="P1">1</text:p>
        </draw:rect>
        <draw:rect draw:style-name="gr1" draw:text-style-name="P1" draw:layer="layout" svg:width="1cm" svg:height="1cm" svg:x="17.801cm" svg:y="17.401cm">
          <text:p text:style-name="P1">1</text:p>
        </draw:rect>
        <draw:connector draw:style-name="gr3" draw:text-style-name="P1" draw:layer="layout" svg:x1="24.401cm" svg:y1="5.401cm" svg:x2="22cm" svg:y2="10.6cm" draw:start-shape="id3" draw:start-glue-point="2" draw:end-shape="id4" draw:end-glue-point="1" svg:d="M24401 5401v5199h-2401">
          <text:p/>
        </draw:connector>
        <draw:line draw:style-name="gr3" draw:text-style-name="P1" draw:layer="layout" svg:x1="20.201cm" svg:y1="15.453cm" svg:x2="20.201cm" svg:y2="17.353cm">
          <text:p/>
        </draw:line>
        <draw:line draw:style-name="gr3" draw:text-style-name="P1" draw:layer="layout" svg:x1="20.201cm" svg:y1="15.601cm" svg:x2="20.201cm" svg:y2="13.601cm">
          <text:p/>
        </draw:line>
        <draw:line draw:style-name="gr11" draw:text-style-name="P1" draw:layer="layout" svg:x1="10.001cm" svg:y1="10.609cm" svg:x2="18.4cm" svg:y2="10.609cm">
          <text:p/>
        </draw:line>
        <draw:line draw:style-name="gr3" draw:text-style-name="P1" draw:layer="layout" svg:x1="8.001cm" svg:y1="7.601cm" svg:x2="8.001cm" svg:y2="5.401cm">
          <text:p/>
        </draw:line>
        <draw:line draw:style-name="gr3" draw:text-style-name="P1" draw:layer="layout" svg:x1="8.001cm" svg:y1="7.601cm" svg:x2="8.001cm" svg:y2="10.001cm">
          <text:p/>
        </draw:line>
        <draw:frame draw:style-name="gr5" draw:text-style-name="P4" draw:layer="layout" svg:width="1.344cm" svg:height="0.725cm" svg:x="8.057cm" svg:y="7.276cm">
          <draw:text-box>
            <text:p><text:span text:style-name="T2">R/W</text:span></text:p>
          </draw:text-box>
        </draw:frame>
        <draw:frame draw:style-name="gr6" draw:text-style-name="P4" draw:layer="layout" svg:width="1.344cm" svg:height="0.725cm" svg:x="18.801cm" svg:y="15.201cm">
          <draw:text-box>
            <text:p><text:span text:style-name="T2">R/W</text:span></text:p>
          </draw:text-box>
        </draw:frame>
        <draw:line draw:style-name="gr11" draw:text-style-name="P1" draw:layer="layout" svg:x1="18.2cm" svg:y1="13.03cm" svg:x2="9.8cm" svg:y2="13.03cm">
          <text:p/>
        </draw:line>
        <draw:frame draw:style-name="gr6" draw:text-style-name="P4" draw:layer="layout" svg:width="0.807cm" svg:height="0.725cm" svg:x="16.792cm" svg:y="13cm">
          <draw:text-box>
            <text:p><text:span text:style-name="T2">W</text:span></text:p>
          </draw:text-box>
        </draw:frame>
        <draw:frame draw:style-name="gr12" draw:text-style-name="P4" draw:layer="layout" svg:width="0.807cm" svg:height="1.2cm" svg:x="10.601cm" svg:y="10cm">
          <draw:text-box>
            <text:p><text:span text:style-name="T2">W</text:span></text:p>
          </draw:text-box>
        </draw:frame>
        <draw:frame presentation:style-name="pr1" draw:text-style-name="P3" draw:layer="layout" svg:width="25.199cm" svg:height="1.763cm" svg:x="1.402cm" svg:y="0.839cm" presentation:class="title" presentation:user-transformed="true">
          <draw:text-box>
            <text:p><text:span text:style-name="T3">Connected TM</text:span></text:p>
          </draw:text-box>
        </draw:frame>
        <draw:rect draw:style-name="gr2" draw:text-style-name="P2" draw:layer="layout" svg:width="3.6cm" svg:height="0.8cm" svg:x="6.2cm" svg:y="12.6cm">
          <text:p text:style-name="P1"><text:span text:style-name="T2">quintuples</text:span></text:p>
        </draw:rect>
        <draw:rect draw:style-name="gr2" draw:text-style-name="P2" xml:id="id4" draw:id="id4" draw:layer="layout" svg:width="3.6cm" svg:height="0.8cm" svg:x="18.4cm" svg:y="10.2cm">
          <text:p text:style-name="P1"><text:span text:style-name="T2">quintuples</text:span></text:p>
        </draw:rect>
        <draw:custom-shape draw:style-name="gr4" draw:text-style-name="P1" draw:layer="layout" svg:width="1.4cm" svg:height="1.4cm" svg:x="13.6cm" svg:y="11.2cm">
          <text:p/>
          <draw:enhanced-geometry svg:viewBox="0 0 21600 21600" draw:mirror-horizontal="false" draw:mirror-vertical="false" draw:text-areas="0 0 21600 21600" draw:type="circular-arrow" draw:modifiers="180 47.3585726156471 5850.017531036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2" draw:layer="layout" svg:width="1.2cm" svg:height="3cm" draw:transform="rotate (-1.57079632679579) translate (15.4cm 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8cm" svg:height="0.725cm" svg:x="13cm" svg:y="3cm">
          <draw:text-box>
            <text:p text:style-name="P1"><text:span text:style-name="T2">inputs</text:span></text:p>
          </draw:text-box>
        </draw:frame>
        <draw:custom-shape draw:style-name="gr7" draw:text-style-name="P2" draw:layer="layout" svg:width="1.2cm" svg:height="3cm" draw:transform="rotate (1.5707963267946) translate (12.2cm 19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8cm" svg:height="0.725cm" svg:x="12.8cm" svg:y="19.074cm">
          <draw:text-box>
            <text:p text:style-name="P1"><text:span text:style-name="T2">inputs</text:span></text:p>
          </draw:text-box>
        </draw:frame>
        <draw:frame draw:style-name="gr9" draw:layer="layout" svg:width="1.912cm" svg:height="0.963cm" svg:x="25.8cm" svg:y="19.801cm">
          <draw:text-box>
            <text:p>Fig.3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draw:rect draw:style-name="gr1" draw:text-style-name="P1" draw:layer="layout" svg:width="4cm" svg:height="3.6cm" svg:x="6.001cm" svg:y="10.002cm">
          <text:p text:style-name="P1">TM<text:span text:style-name="T1">1</text:span></text:p>
        </draw:rect>
        <draw:rect draw:style-name="gr1" draw:text-style-name="P1" draw:layer="layout" svg:width="4cm" svg:height="3.6cm" svg:x="18.201cm" svg:y="10.002cm">
          <text:p text:style-name="P1">TM<text:span text:style-name="T1">2</text:span></text:p>
        </draw:rect>
        <draw:rect draw:style-name="gr1" draw:text-style-name="P1" draw:layer="layout" svg:width="16cm" svg:height="1cm" svg:x="5.601cm" svg:y="4.402cm">
          <text:p text:style-name="P1">input Tape TM<text:span text:style-name="T1">1</text:span></text:p>
        </draw:rect>
        <draw:rect draw:style-name="gr1" draw:text-style-name="P1" draw:layer="layout" svg:width="1cm" svg:height="1cm" svg:x="7.401cm" svg:y="4.402cm">
          <text:p text:style-name="P1">1</text:p>
        </draw:rect>
        <draw:rect draw:style-name="gr1" draw:text-style-name="P1" draw:layer="layout" svg:width="1cm" svg:height="1cm" svg:x="6.401cm" svg:y="4.402cm">
          <text:p text:style-name="P1">0</text:p>
        </draw:rect>
        <draw:rect draw:style-name="gr1" draw:text-style-name="P1" draw:layer="layout" svg:width="1cm" svg:height="1cm" svg:x="8.401cm" svg:y="4.402cm">
          <text:p text:style-name="P1">1</text:p>
        </draw:rect>
        <draw:rect draw:style-name="gr1" draw:text-style-name="P1" draw:layer="layout" svg:width="4cm" svg:height="3.6cm" svg:x="23.4cm" svg:y="9.8cm">
          <text:p text:style-name="P1">Injection</text:p>
        </draw:rect>
        <draw:rect draw:style-name="gr2" draw:text-style-name="P2" xml:id="id5" draw:id="id5" draw:layer="layout" svg:width="3.6cm" svg:height="0.8cm" svg:x="23.6cm" svg:y="12.4cm">
          <text:p text:style-name="P1"><text:span text:style-name="T2">quintuples</text:span></text:p>
        </draw:rect>
        <draw:frame draw:style-name="gr6" draw:text-style-name="P4" draw:layer="layout" svg:width="0.807cm" svg:height="0.725cm" svg:x="22.593cm" svg:y="12.875cm">
          <draw:text-box>
            <text:p><text:span text:style-name="T2">W</text:span></text:p>
          </draw:text-box>
        </draw:frame>
        <draw:rect draw:style-name="gr1" draw:text-style-name="P1" draw:layer="layout" svg:width="16cm" svg:height="1cm" svg:x="5.601cm" svg:y="17.402cm">
          <text:p text:style-name="P1">input Tape TM<text:span text:style-name="T1">2</text:span></text:p>
        </draw:rect>
        <draw:rect draw:style-name="gr1" draw:text-style-name="P1" draw:layer="layout" svg:width="1cm" svg:height="1cm" svg:x="18.801cm" svg:y="17.402cm">
          <text:p text:style-name="P1">1</text:p>
        </draw:rect>
        <draw:rect draw:style-name="gr1" draw:text-style-name="P1" draw:layer="layout" svg:width="1cm" svg:height="1cm" svg:x="19.801cm" svg:y="17.402cm">
          <text:p text:style-name="P1">1</text:p>
        </draw:rect>
        <draw:rect draw:style-name="gr1" draw:text-style-name="P1" draw:layer="layout" svg:width="1cm" svg:height="1cm" svg:x="17.801cm" svg:y="17.402cm">
          <text:p text:style-name="P1">1</text:p>
        </draw:rect>
        <draw:connector draw:style-name="gr3" draw:text-style-name="P1" draw:layer="layout" svg:x1="23.6cm" svg:y1="12.8cm" svg:x2="22cm" svg:y2="10.601cm" draw:start-shape="id5" draw:start-glue-point="3" draw:end-shape="id6" draw:end-glue-point="1" svg:d="M23600 12800h-800v-2199h-800">
          <text:p/>
        </draw:connector>
        <draw:line draw:style-name="gr3" draw:text-style-name="P1" draw:layer="layout" svg:x1="18.6cm" svg:y1="13.602cm" svg:x2="18.6cm" svg:y2="15.502cm">
          <text:p/>
        </draw:line>
        <draw:line draw:style-name="gr3" draw:text-style-name="P1" draw:layer="layout" svg:x1="20.2cm" svg:y1="17.402cm" svg:x2="20.201cm" svg:y2="13.602cm">
          <text:p/>
        </draw:line>
        <draw:line draw:style-name="gr11" draw:text-style-name="P1" draw:layer="layout" svg:x1="10.001cm" svg:y1="10.61cm" svg:x2="18.4cm" svg:y2="10.61cm">
          <text:p/>
        </draw:line>
        <draw:line draw:style-name="gr3" draw:text-style-name="P1" draw:layer="layout" svg:x1="9.6cm" svg:y1="10cm" svg:x2="9.6cm" svg:y2="7.277cm">
          <text:p/>
        </draw:line>
        <draw:line draw:style-name="gr3" draw:text-style-name="P1" draw:layer="layout" svg:x1="8cm" svg:y1="5.402cm" svg:x2="8.001cm" svg:y2="10.002cm">
          <text:p/>
        </draw:line>
        <draw:frame draw:style-name="gr13" draw:text-style-name="P4" draw:layer="layout" svg:width="0.807cm" svg:height="0.725cm" svg:x="7.193cm" svg:y="5.6cm">
          <draw:text-box draw:corner-radius="0.407cm">
            <text:p><text:span text:style-name="T2">R</text:span></text:p>
          </draw:text-box>
        </draw:frame>
        <draw:frame draw:style-name="gr6" draw:text-style-name="P4" draw:layer="layout" svg:width="0.745cm" svg:height="0.725cm" svg:x="19.4cm" svg:y="15.202cm">
          <draw:text-box>
            <text:p><text:span text:style-name="T2">R</text:span></text:p>
          </draw:text-box>
        </draw:frame>
        <draw:line draw:style-name="gr11" draw:text-style-name="P1" draw:layer="layout" svg:x1="18.2cm" svg:y1="13.031cm" svg:x2="9.8cm" svg:y2="13.031cm">
          <text:p/>
        </draw:line>
        <draw:frame draw:style-name="gr6" draw:text-style-name="P4" draw:layer="layout" svg:width="0.807cm" svg:height="0.725cm" svg:x="16.792cm" svg:y="13.001cm">
          <draw:text-box>
            <text:p><text:span text:style-name="T2">W</text:span></text:p>
          </draw:text-box>
        </draw:frame>
        <draw:frame draw:style-name="gr14" draw:text-style-name="P4" draw:layer="layout" svg:width="0.807cm" svg:height="0.725cm" svg:x="10.601cm" svg:y="10.001cm">
          <draw:text-box>
            <text:p><text:span text:style-name="T2">W</text:span></text:p>
          </draw:text-box>
        </draw:frame>
        <draw:frame presentation:style-name="pr1" draw:text-style-name="P3" draw:layer="layout" svg:width="25.199cm" svg:height="1.763cm" svg:x="1.402cm" svg:y="0.84cm" presentation:class="title" presentation:user-transformed="true">
          <draw:text-box>
            <text:p><text:span text:style-name="T3">Connected TM</text:span></text:p>
          </draw:text-box>
        </draw:frame>
        <draw:rect draw:style-name="gr2" draw:text-style-name="P2" draw:layer="layout" svg:width="3.6cm" svg:height="0.8cm" svg:x="6.2cm" svg:y="12.601cm">
          <text:p text:style-name="P1"><text:span text:style-name="T2">quintuples</text:span></text:p>
        </draw:rect>
        <draw:rect draw:style-name="gr2" draw:text-style-name="P2" xml:id="id6" draw:id="id6" draw:layer="layout" svg:width="3.6cm" svg:height="0.8cm" svg:x="18.4cm" svg:y="10.201cm">
          <text:p text:style-name="P1"><text:span text:style-name="T2">quintuples</text:span></text:p>
        </draw:rect>
        <draw:custom-shape draw:style-name="gr4" draw:text-style-name="P1" draw:layer="layout" svg:width="1.4cm" svg:height="1.4cm" svg:x="13.6cm" svg:y="11.201cm">
          <text:p/>
          <draw:enhanced-geometry svg:viewBox="0 0 21600 21600" draw:mirror-horizontal="false" draw:mirror-vertical="false" draw:text-areas="0 0 21600 21600" draw:type="circular-arrow" draw:modifiers="180 47.3585726156471 5850.017531036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2" draw:layer="layout" svg:width="1.2cm" svg:height="3cm" draw:transform="rotate (-1.57079632679579) translate (15.4cm 3.0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8cm" svg:height="0.725cm" svg:x="13cm" svg:y="3.001cm">
          <draw:text-box>
            <text:p text:style-name="P1"><text:span text:style-name="T2">inputs</text:span></text:p>
          </draw:text-box>
        </draw:frame>
        <draw:custom-shape draw:style-name="gr7" draw:text-style-name="P2" draw:layer="layout" svg:width="1.2cm" svg:height="3cm" draw:transform="rotate (1.5707963267946) translate (12.2cm 19.8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8cm" svg:height="0.725cm" svg:x="12.8cm" svg:y="19.075cm">
          <draw:text-box>
            <text:p text:style-name="P1"><text:span text:style-name="T2">inputs</text:span></text:p>
          </draw:text-box>
        </draw:frame>
        <draw:frame draw:style-name="gr9" draw:layer="layout" svg:width="1.912cm" svg:height="0.963cm" svg:x="25.8cm" svg:y="19.802cm">
          <draw:text-box>
            <text:p>Fig.4</text:p>
          </draw:text-box>
        </draw:frame>
        <draw:rect draw:style-name="gr1" draw:text-style-name="P1" draw:layer="layout" svg:width="16cm" svg:height="1cm" svg:x="9cm" svg:y="6.277cm">
          <text:p text:style-name="P1">output Tape TM<text:span text:style-name="T1">1</text:span></text:p>
        </draw:rect>
        <draw:rect draw:style-name="gr1" draw:text-style-name="P1" draw:layer="layout" svg:width="1cm" svg:height="1cm" svg:x="10.8cm" svg:y="6.277cm">
          <text:p text:style-name="P1">1</text:p>
        </draw:rect>
        <draw:rect draw:style-name="gr1" draw:text-style-name="P1" draw:layer="layout" svg:width="1cm" svg:height="1cm" svg:x="9.8cm" svg:y="6.277cm">
          <text:p text:style-name="P1">0</text:p>
        </draw:rect>
        <draw:rect draw:style-name="gr1" draw:text-style-name="P1" draw:layer="layout" svg:width="1cm" svg:height="1cm" svg:x="11.8cm" svg:y="6.277cm">
          <text:p text:style-name="P1">0</text:p>
        </draw:rect>
        <draw:frame draw:style-name="gr14" draw:text-style-name="P4" draw:layer="layout" svg:width="0.807cm" svg:height="0.725cm" svg:x="8.793cm" svg:y="7.675cm">
          <draw:text-box>
            <text:p><text:span text:style-name="T2">W</text:span></text:p>
          </draw:text-box>
        </draw:frame>
        <draw:rect draw:style-name="gr1" draw:text-style-name="P1" draw:layer="layout" svg:width="16cm" svg:height="1cm" svg:x="3cm" svg:y="15.6cm">
          <text:p text:style-name="P1">output Tape TM<text:span text:style-name="T1">2</text:span></text:p>
        </draw:rect>
        <draw:rect draw:style-name="gr1" draw:text-style-name="P1" draw:layer="layout" svg:width="1cm" svg:height="1cm" svg:x="18.801cm" svg:y="17.402cm">
          <text:p text:style-name="P1">1</text:p>
        </draw:rect>
        <draw:rect draw:style-name="gr1" draw:text-style-name="P1" draw:layer="layout" svg:width="1cm" svg:height="1cm" svg:x="19.801cm" svg:y="17.402cm">
          <text:p text:style-name="P1">1</text:p>
        </draw:rect>
        <draw:rect draw:style-name="gr1" draw:text-style-name="P1" draw:layer="layout" svg:width="1cm" svg:height="1cm" svg:x="17.801cm" svg:y="17.402cm">
          <text:p text:style-name="P1">1</text:p>
        </draw:rect>
        <draw:rect draw:style-name="gr1" draw:text-style-name="P1" draw:layer="layout" svg:width="1cm" svg:height="1cm" svg:x="16cm" svg:y="15.6cm">
          <text:p text:style-name="P1">1</text:p>
        </draw:rect>
        <draw:rect draw:style-name="gr1" draw:text-style-name="P1" draw:layer="layout" svg:width="1cm" svg:height="1cm" svg:x="17cm" svg:y="15.6cm">
          <text:p text:style-name="P1">1</text:p>
        </draw:rect>
        <draw:rect draw:style-name="gr1" draw:text-style-name="P1" draw:layer="layout" svg:width="1cm" svg:height="1cm" svg:x="15cm" svg:y="15.6cm">
          <text:p text:style-name="P1">1</text:p>
        </draw:rect>
        <draw:rect draw:style-name="gr1" draw:text-style-name="P1" draw:layer="layout" svg:width="1cm" svg:height="1cm" svg:x="16cm" svg:y="15.6cm">
          <text:p text:style-name="P1">1</text:p>
        </draw:rect>
        <draw:rect draw:style-name="gr1" draw:text-style-name="P1" draw:layer="layout" svg:width="1cm" svg:height="1cm" svg:x="17cm" svg:y="15.6cm">
          <text:p text:style-name="P1">1</text:p>
        </draw:rect>
        <draw:rect draw:style-name="gr1" draw:text-style-name="P1" draw:layer="layout" svg:width="1cm" svg:height="1cm" svg:x="15cm" svg:y="15.6cm">
          <text:p text:style-name="P1">0</text:p>
        </draw:rect>
        <draw:frame draw:style-name="gr6" draw:text-style-name="P4" draw:layer="layout" svg:width="0.807cm" svg:height="0.725cm" svg:x="17.593cm" svg:y="14.475cm">
          <draw:text-box>
            <text:p><text:span text:style-name="T2">W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ssimiliano Cosmelli</meta:initial-creator>
    <meta:creation-date>2016-05-10T13:49:14.39</meta:creation-date>
    <meta:editing-duration>PT1H49M23S</meta:editing-duration>
    <meta:editing-cycles>25</meta:editing-cycles>
    <dc:date>2016-05-13T10:42:28.77</dc:date>
    <dc:creator>Massimiliano Cosmelli</dc:creator>
    <meta:generator>OpenOffice/4.1.2$Win32 OpenOffice.org_project/412m3$Build-9782</meta:generator>
    <meta:printed-by>Massimiliano Cosmelli</meta:printed-by>
    <meta:print-date>2016-05-10T15:14:04.18</meta:print-date>
    <meta:document-statistic meta:object-count="183"/>
  </office:meta>
</office:document-meta>
</file>